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5.8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17" table:default-cell-style-name="Default"/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F+S</text:p>
          </table:table-cell>
          <table:table-cell table:number-columns-repeated="10"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1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" office:value-type="string" calcext:value-type="string">
            <text:p>F</text:p>
          </table:table-cell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1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10" office:value-type="string" calcext:value-type="string">
            <text:p>W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0:35:57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2-20T10:36:26.235000000</dc:date>
    <meta:editing-duration>PT9M49S</meta:editing-duration>
    <meta:editing-cycles>2</meta:editing-cycles>
    <meta:generator>LibreOffice/6.2.2.2$Windows_X86_64 LibreOffice_project/2b840030fec2aae0fd2658d8d4f9548af4e3518d</meta:generator>
    <meta:document-statistic meta:table-count="3" meta:cell-count="160" meta:object-count="0"/>
  </office:meta>
</office:document-meta>
</file>